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ato" svg:font-family="Lato, sans-serif"/>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officeooo:rsid="001a2c93" officeooo:paragraph-rsid="001a2c93" style:font-weight-asian="bold" style:font-weight-complex="bold"/>
    </style:style>
    <style:style style:name="P4" style:family="paragraph" style:parent-style-name="Standard">
      <style:paragraph-properties fo:text-align="start" style:justify-single-word="false"/>
      <style:text-properties fo:font-weight="bold" officeooo:rsid="001a2c93" officeooo:paragraph-rsid="001afba2" style:font-weight-asian="bold" style:font-weight-complex="bold"/>
    </style:style>
    <style:style style:name="P5" style:family="paragraph" style:parent-style-name="Standard">
      <style:paragraph-properties fo:text-align="start" style:justify-single-word="false"/>
      <style:text-properties fo:font-weight="bold" officeooo:rsid="001a2c93" officeooo:paragraph-rsid="001d3cf6" style:font-weight-asian="bold" style:font-weight-complex="bold"/>
    </style:style>
    <style:style style:name="P6" style:family="paragraph" style:parent-style-name="Standard">
      <style:paragraph-properties fo:text-align="start" style:justify-single-word="false"/>
      <style:text-properties fo:font-weight="bold" officeooo:rsid="001d54f7" officeooo:paragraph-rsid="001d54f7" style:font-weight-asian="bold" style:font-weight-complex="bold"/>
    </style:style>
    <style:style style:name="P7" style:family="paragraph" style:parent-style-name="Standard">
      <style:paragraph-properties fo:text-align="start" style:justify-single-word="false"/>
      <style:text-properties fo:font-weight="bold" officeooo:rsid="0026d4b4" officeooo:paragraph-rsid="0026d4b4" style:font-weight-asian="bold" style:font-weight-complex="bold"/>
    </style:style>
    <style:style style:name="P8" style:family="paragraph" style:parent-style-name="Standard">
      <style:paragraph-properties fo:text-align="start" style:justify-single-word="false"/>
      <style:text-properties fo:font-weight="bold" officeooo:rsid="0026d4b4" officeooo:paragraph-rsid="003883c9" style:font-weight-asian="bold" style:font-weight-complex="bold"/>
    </style:style>
    <style:style style:name="P9" style:family="paragraph" style:parent-style-name="Standard">
      <style:paragraph-properties fo:text-align="start" style:justify-single-word="false"/>
      <style:text-properties fo:font-weight="bold" officeooo:rsid="0026d4b4" officeooo:paragraph-rsid="003b27bf" style:font-weight-asian="bold" style:font-weight-complex="bold"/>
    </style:style>
    <style:style style:name="P10" style:family="paragraph" style:parent-style-name="Standard">
      <style:paragraph-properties fo:text-align="start" style:justify-single-word="false"/>
      <style:text-properties fo:font-weight="bold" officeooo:rsid="0026d4b4" officeooo:paragraph-rsid="005717fd" style:font-weight-asian="bold" style:font-weight-complex="bold"/>
    </style:style>
    <style:style style:name="P11" style:family="paragraph" style:parent-style-name="Standard">
      <style:paragraph-properties fo:text-align="center" style:justify-single-word="false"/>
      <style:text-properties fo:font-weight="bold" officeooo:rsid="002bfa32" officeooo:paragraph-rsid="002bfa32" style:font-weight-asian="bold" style:font-weight-complex="bold"/>
    </style:style>
    <style:style style:name="P12" style:family="paragraph" style:parent-style-name="Standard">
      <style:paragraph-properties fo:text-align="start" style:justify-single-word="false"/>
      <style:text-properties fo:font-weight="bold" officeooo:rsid="002d668e" officeooo:paragraph-rsid="002d668e" style:font-weight-asian="bold" style:font-weight-complex="bold"/>
    </style:style>
    <style:style style:name="P13" style:family="paragraph" style:parent-style-name="Standard">
      <style:paragraph-properties fo:text-align="start" style:justify-single-word="false"/>
      <style:text-properties fo:font-weight="bold" officeooo:rsid="005717fd" officeooo:paragraph-rsid="0026d4b4" style:font-weight-asian="bold" style:font-weight-complex="bold"/>
    </style:style>
    <style:style style:name="P14" style:family="paragraph" style:parent-style-name="Standard">
      <style:paragraph-properties fo:text-align="start" style:justify-single-word="false"/>
      <style:text-properties fo:font-weight="normal" style:font-weight-asian="normal" style:font-weight-complex="normal"/>
    </style:style>
    <style:style style:name="P15" style:family="paragraph" style:parent-style-name="Standard">
      <style:paragraph-properties fo:text-align="start" style:justify-single-word="false"/>
      <style:text-properties fo:font-weight="normal" officeooo:paragraph-rsid="0026d4b4" style:font-weight-asian="normal" style:font-weight-complex="normal"/>
    </style:style>
    <style:style style:name="P16" style:family="paragraph" style:parent-style-name="Standard">
      <style:paragraph-properties fo:text-align="center" style:justify-single-word="false"/>
      <style:text-properties fo:font-weight="normal" style:font-weight-asian="normal" style:font-weight-complex="normal"/>
    </style:style>
    <style:style style:name="P17" style:family="paragraph" style:parent-style-name="Standard">
      <style:paragraph-properties fo:text-align="start" style:justify-single-word="false"/>
      <style:text-properties fo:font-weight="normal" officeooo:rsid="0026d4b4" officeooo:paragraph-rsid="0026d4b4" style:font-weight-asian="normal" style:font-weight-complex="normal"/>
    </style:style>
    <style:style style:name="P18" style:family="paragraph" style:parent-style-name="Standard">
      <style:paragraph-properties fo:text-align="start" style:justify-single-word="false"/>
      <style:text-properties fo:font-weight="normal" officeooo:rsid="0041cc9c" officeooo:paragraph-rsid="003b27bf" style:font-weight-asian="normal" style:font-weight-complex="normal"/>
    </style:style>
    <style:style style:name="P19" style:family="paragraph" style:parent-style-name="Standard">
      <style:paragraph-properties fo:text-align="start" style:justify-single-word="false"/>
      <style:text-properties fo:font-weight="normal" officeooo:rsid="003f5feb" officeooo:paragraph-rsid="003b27bf" style:font-weight-asian="normal" style:font-weight-complex="normal"/>
    </style:style>
    <style:style style:name="P20" style:family="paragraph" style:parent-style-name="Standard">
      <style:paragraph-properties fo:text-align="start" style:justify-single-word="false"/>
      <style:text-properties fo:font-weight="normal" officeooo:rsid="005717fd" officeooo:paragraph-rsid="0026d4b4" style:font-weight-asian="normal" style:font-weight-complex="normal"/>
    </style:style>
    <style:style style:name="P21" style:family="paragraph" style:parent-style-name="Standard">
      <style:paragraph-properties fo:text-align="start" style:justify-single-word="false"/>
      <style:text-properties fo:font-weight="normal" officeooo:rsid="005cdf00" officeooo:paragraph-rsid="005cdf00" style:font-weight-asian="normal" style:font-weight-complex="normal"/>
    </style:style>
    <style:style style:name="P22" style:family="paragraph" style:parent-style-name="Standard">
      <style:paragraph-properties fo:text-align="start" style:justify-single-word="false"/>
      <style:text-properties officeooo:paragraph-rsid="004993f9"/>
    </style:style>
    <style:style style:name="P23" style:family="paragraph" style:parent-style-name="Standard">
      <style:paragraph-properties fo:text-align="start" style:justify-single-word="false"/>
      <style:text-properties officeooo:paragraph-rsid="005efeab"/>
    </style:style>
    <style:style style:name="P24" style:family="paragraph" style:parent-style-name="Standard">
      <style:paragraph-properties fo:text-align="start" style:justify-single-word="false"/>
      <style:text-properties officeooo:paragraph-rsid="00611e31"/>
    </style:style>
    <style:style style:name="P25" style:family="paragraph" style:parent-style-name="Standard">
      <style:paragraph-properties fo:text-align="start" style:justify-single-word="false"/>
      <style:text-properties fo:color="#000000" fo:font-style="normal" officeooo:rsid="005efeab" officeooo:paragraph-rsid="005efeab" style:font-style-asian="normal" style:font-style-complex="normal"/>
    </style:style>
    <style:style style:name="P26" style:family="paragraph" style:parent-style-name="Standard">
      <style:paragraph-properties fo:text-align="start" style:justify-single-word="false"/>
      <style:text-properties fo:color="#000000" fo:font-style="normal" officeooo:rsid="0072d41d" officeooo:paragraph-rsid="0072d41d" style:font-style-asian="normal" style:font-style-complex="normal"/>
    </style:style>
    <style:style style:name="P27" style:family="paragraph" style:parent-style-name="Standard">
      <style:paragraph-properties fo:text-align="start" style:justify-single-word="false"/>
      <style:text-properties fo:color="#000000" fo:font-style="italic" officeooo:paragraph-rsid="0026d4b4" style:font-style-asian="italic" style:font-style-complex="italic"/>
    </style:style>
    <style:style style:name="P28" style:family="paragraph" style:parent-style-name="Standard" style:list-style-name="L1">
      <style:paragraph-properties fo:text-align="start" style:justify-single-word="false"/>
      <style:text-properties fo:font-weight="normal" style:font-weight-asian="normal" style:font-weight-complex="normal"/>
    </style:style>
    <style:style style:name="P29" style:family="paragraph" style:parent-style-name="Standard" style:list-style-name="L3">
      <style:paragraph-properties fo:text-align="start" style:justify-single-word="false"/>
      <style:text-properties fo:font-weight="normal" style:font-weight-asian="normal" style:font-weight-complex="normal"/>
    </style:style>
    <style:style style:name="P30" style:family="paragraph" style:parent-style-name="Standard" style:list-style-name="L4">
      <style:paragraph-properties fo:text-align="start" style:justify-single-word="false"/>
      <style:text-properties fo:font-weight="normal" officeooo:rsid="004993f9" officeooo:paragraph-rsid="004993f9" style:font-weight-asian="normal" style:font-weight-complex="normal"/>
    </style:style>
    <style:style style:name="P31" style:family="paragraph" style:parent-style-name="Standard" style:list-style-name="L5">
      <style:paragraph-properties fo:text-align="start" style:justify-single-word="false"/>
      <style:text-properties fo:font-weight="normal" officeooo:rsid="004993f9" officeooo:paragraph-rsid="004993f9" style:font-weight-asian="normal" style:font-weight-complex="normal"/>
    </style:style>
    <style:style style:name="P32" style:family="paragraph" style:parent-style-name="Standard" style:list-style-name="L4">
      <style:paragraph-properties fo:text-align="start" style:justify-single-word="false"/>
      <style:text-properties fo:font-weight="normal" officeooo:rsid="004ab2c0" officeooo:paragraph-rsid="004ab2c0" style:font-weight-asian="normal" style:font-weight-complex="normal"/>
    </style:style>
    <style:style style:name="P33" style:family="paragraph" style:parent-style-name="Standard" style:list-style-name="L2">
      <style:paragraph-properties fo:text-align="start" style:justify-single-word="false"/>
      <style:text-properties fo:font-weight="bold" style:font-weight-asian="bold" style:font-weight-complex="bold"/>
    </style:style>
    <style:style style:name="P34" style:family="paragraph" style:parent-style-name="Standard" style:list-style-name="L2">
      <style:paragraph-properties fo:text-align="start" style:justify-single-word="false"/>
      <style:text-properties fo:font-weight="bold" officeooo:paragraph-rsid="002557c2" style:font-weight-asian="bold" style:font-weight-complex="bold"/>
    </style:style>
    <style:style style:name="P35" style:family="paragraph" style:parent-style-name="Standard" style:list-style-name="L2">
      <style:paragraph-properties fo:text-align="start" style:justify-single-word="false"/>
      <style:text-properties fo:font-weight="bold" officeooo:rsid="00202909" officeooo:paragraph-rsid="00202909" style:font-weight-asian="bold" style:font-weight-complex="bold"/>
    </style:style>
    <style:style style:name="P36" style:family="paragraph" style:parent-style-name="Standard" style:list-style-name="L2">
      <style:paragraph-properties fo:text-align="start" style:justify-single-word="false"/>
      <style:text-properties fo:font-weight="bold" officeooo:rsid="001e6ffe" officeooo:paragraph-rsid="001e6ffe" style:font-weight-asian="bold" style:font-weight-complex="bold"/>
    </style:style>
    <style:style style:name="P37" style:family="paragraph" style:parent-style-name="Standard" style:list-style-name="L2">
      <style:paragraph-properties fo:text-align="start" style:justify-single-word="false"/>
      <style:text-properties fo:font-weight="bold" officeooo:rsid="001d54f7" officeooo:paragraph-rsid="001d54f7" style:font-weight-asian="bold" style:font-weight-complex="bold"/>
    </style:style>
    <style:style style:name="P38" style:family="paragraph" style:parent-style-name="Standard" style:list-style-name="L2">
      <style:paragraph-properties fo:text-align="start" style:justify-single-word="false"/>
      <style:text-properties fo:font-weight="bold" officeooo:rsid="002557c2" officeooo:paragraph-rsid="002557c2" style:font-weight-asian="bold" style:font-weight-complex="bold"/>
    </style:style>
    <style:style style:name="P39" style:family="paragraph" style:parent-style-name="Standard" style:list-style-name="L8">
      <style:paragraph-properties fo:text-align="start" style:justify-single-word="false"/>
      <style:text-properties fo:font-weight="bold" officeooo:rsid="00b0d56d" officeooo:paragraph-rsid="00b0d56d" style:font-weight-asian="bold" style:font-weight-complex="bold"/>
    </style:style>
    <style:style style:name="P40" style:family="paragraph" style:parent-style-name="Standard" style:list-style-name="L9">
      <style:paragraph-properties fo:text-align="start" style:justify-single-word="false"/>
      <style:text-properties fo:font-weight="bold" officeooo:rsid="00b140ef" officeooo:paragraph-rsid="00d9fdbc" style:font-weight-asian="bold" style:font-weight-complex="bold"/>
    </style:style>
    <style:style style:name="P41" style:family="paragraph" style:parent-style-name="Standard" style:list-style-name="L9">
      <style:paragraph-properties fo:text-align="start" style:justify-single-word="false"/>
      <style:text-properties fo:font-weight="bold" officeooo:rsid="00c2398a" officeooo:paragraph-rsid="00c2398a" style:font-weight-asian="bold" style:font-weight-complex="bold"/>
    </style:style>
    <style:style style:name="P42" style:family="paragraph" style:parent-style-name="Standard" style:list-style-name="L10">
      <style:paragraph-properties fo:text-align="start" style:justify-single-word="false"/>
      <style:text-properties fo:font-weight="bold" officeooo:rsid="002d668e" officeooo:paragraph-rsid="002d668e" style:font-weight-asian="bold" style:font-weight-complex="bold"/>
    </style:style>
    <style:style style:name="P43" style:family="paragraph" style:parent-style-name="Standard">
      <style:paragraph-properties fo:text-align="start" style:justify-single-word="false"/>
      <style:text-properties fo:font-weight="bold" officeooo:rsid="002d668e" officeooo:paragraph-rsid="002d668e" style:font-weight-asian="bold" style:font-weight-complex="bold"/>
    </style:style>
    <style:style style:name="P44" style:family="paragraph" style:parent-style-name="Standard">
      <style:paragraph-properties fo:text-align="start" style:justify-single-word="false"/>
      <style:text-properties fo:font-weight="bold" officeooo:rsid="002d668e" officeooo:paragraph-rsid="01029d02" style:font-weight-asian="bold" style:font-weight-complex="bold"/>
    </style:style>
    <style:style style:name="P45" style:family="paragraph" style:parent-style-name="Standard">
      <style:paragraph-properties fo:text-align="center" style:justify-single-word="false"/>
      <style:text-properties fo:font-weight="bold" officeooo:rsid="00f918f5" officeooo:paragraph-rsid="00f918f5" style:font-weight-asian="bold" style:font-weight-complex="bold"/>
    </style:style>
    <style:style style:name="P46" style:family="paragraph" style:parent-style-name="Standard" style:list-style-name="L11">
      <style:text-properties fo:font-weight="bold" officeooo:rsid="00f918f5" officeooo:paragraph-rsid="00f918f5" style:font-weight-asian="bold" style:font-weight-complex="bold"/>
    </style:style>
    <style:style style:name="P47" style:family="paragraph" style:parent-style-name="Standard" style:list-style-name="L11">
      <style:text-properties fo:font-weight="bold" officeooo:rsid="00f918f5" officeooo:paragraph-rsid="010b82bd" style:font-weight-asian="bold" style:font-weight-complex="bold"/>
    </style:style>
    <style:style style:name="P48" style:family="paragraph" style:parent-style-name="Standard" style:list-style-name="L11">
      <style:text-properties fo:font-weight="bold" officeooo:rsid="00f9bbbe" officeooo:paragraph-rsid="00f9bbbe" style:font-weight-asian="bold" style:font-weight-complex="bold"/>
    </style:style>
    <style:style style:name="P49" style:family="paragraph" style:parent-style-name="Standard" style:list-style-name="L11">
      <style:text-properties fo:font-weight="bold" officeooo:rsid="00f9bbbe" officeooo:paragraph-rsid="010b82bd" style:font-weight-asian="bold" style:font-weight-complex="bold"/>
    </style:style>
    <style:style style:name="P50" style:family="paragraph" style:parent-style-name="Standard" style:list-style-name="L11">
      <style:text-properties fo:font-weight="bold" officeooo:rsid="00fe34db" officeooo:paragraph-rsid="00fe34db" style:font-weight-asian="bold" style:font-weight-complex="bold"/>
    </style:style>
    <style:style style:name="P51" style:family="paragraph" style:parent-style-name="Standard" style:list-style-name="L11">
      <style:text-properties fo:font-weight="bold" officeooo:rsid="00fe34db" officeooo:paragraph-rsid="010b82bd" style:font-weight-asian="bold" style:font-weight-complex="bold"/>
    </style:style>
    <style:style style:name="P52" style:family="paragraph" style:parent-style-name="Standard">
      <style:text-properties fo:font-weight="bold" officeooo:rsid="00fe34db" officeooo:paragraph-rsid="010b82bd" style:font-weight-asian="bold" style:font-weight-complex="bold"/>
    </style:style>
    <style:style style:name="P53" style:family="paragraph" style:parent-style-name="Standard">
      <style:paragraph-properties fo:text-align="center" style:justify-single-word="false"/>
      <style:text-properties fo:font-weight="bold" officeooo:rsid="002bfa32" officeooo:paragraph-rsid="002bfa32" style:font-weight-asian="bold" style:font-weight-complex="bold"/>
    </style:style>
    <style:style style:name="P54" style:family="paragraph" style:parent-style-name="Standard" style:list-style-name="L4">
      <style:paragraph-properties fo:text-align="start" style:justify-single-word="false"/>
      <style:text-properties officeooo:rsid="004ab2c0" officeooo:paragraph-rsid="004ab2c0"/>
    </style:style>
    <style:style style:name="P55" style:family="paragraph" style:parent-style-name="Standard" style:list-style-name="L6">
      <style:paragraph-properties fo:text-align="start" style:justify-single-word="false"/>
      <style:text-properties fo:color="#000000" fo:font-style="normal" officeooo:rsid="005efeab" officeooo:paragraph-rsid="005efeab" style:font-style-asian="normal" style:font-style-complex="normal"/>
    </style:style>
    <style:style style:name="P56" style:family="paragraph" style:parent-style-name="Standard" style:list-style-name="L7">
      <style:paragraph-properties fo:text-align="start" style:justify-single-word="false"/>
      <style:text-properties fo:color="#000000" fo:font-style="normal" officeooo:rsid="00611e31" officeooo:paragraph-rsid="00611e31" style:font-style-asian="normal" style:font-style-complex="normal"/>
    </style:style>
    <style:style style:name="P57" style:family="paragraph" style:parent-style-name="Standard" style:list-style-name="L7">
      <style:paragraph-properties fo:text-align="start" style:justify-single-word="false"/>
      <style:text-properties fo:color="#000000" fo:font-style="normal" officeooo:rsid="0062b9aa" officeooo:paragraph-rsid="0062b9aa" style:font-style-asian="normal" style:font-style-complex="normal"/>
    </style:style>
    <style:style style:name="P58" style:family="paragraph" style:parent-style-name="Standard" style:list-style-name="L8">
      <style:paragraph-properties fo:text-align="start" style:justify-single-word="false"/>
      <style:text-properties fo:color="#000000" fo:font-style="normal" officeooo:rsid="0072ff31" officeooo:paragraph-rsid="0072ff31" style:font-style-asian="normal" style:font-style-complex="normal"/>
    </style:style>
    <style:style style:name="P59" style:family="paragraph" style:parent-style-name="Standard" style:list-style-name="L7">
      <style:paragraph-properties fo:text-align="start" style:justify-single-word="false"/>
      <style:text-properties fo:color="#000000" fo:font-style="normal" fo:font-weight="bold" officeooo:rsid="0064a640" officeooo:paragraph-rsid="0064a640" style:font-style-asian="normal" style:font-weight-asian="bold" style:font-style-complex="normal" style:font-weight-complex="bold"/>
    </style:style>
    <style:style style:name="P60" style:family="paragraph" style:parent-style-name="Standard" style:list-style-name="L7">
      <style:paragraph-properties fo:text-align="start" style:justify-single-word="false"/>
      <style:text-properties fo:color="#000000" fo:font-style="normal" fo:font-weight="bold" officeooo:rsid="006878b2" officeooo:paragraph-rsid="006878b2" style:font-style-asian="normal" style:font-weight-asian="bold" style:font-style-complex="normal" style:font-weight-complex="bold"/>
    </style:style>
    <style:style style:name="P61" style:family="paragraph" style:parent-style-name="Standard" style:list-style-name="L7">
      <style:paragraph-properties fo:text-align="start" style:justify-single-word="false"/>
      <style:text-properties fo:color="#000000" fo:font-style="normal" fo:font-weight="bold" officeooo:rsid="006bb6cf" officeooo:paragraph-rsid="006bb6cf" style:font-style-asian="normal" style:font-weight-asian="bold" style:font-style-complex="normal" style:font-weight-complex="bold"/>
    </style:style>
    <style:style style:name="P62" style:family="paragraph" style:parent-style-name="Standard" style:list-style-name="L7">
      <style:paragraph-properties fo:text-align="start" style:justify-single-word="false"/>
      <style:text-properties fo:color="#000000" fo:font-style="normal" fo:font-weight="bold" officeooo:rsid="006cc612" officeooo:paragraph-rsid="006cc612" style:font-style-asian="normal" style:font-weight-asian="bold" style:font-style-complex="normal" style:font-weight-complex="bold"/>
    </style:style>
    <style:style style:name="P63" style:family="paragraph" style:parent-style-name="Standard" style:list-style-name="L8">
      <style:paragraph-properties fo:text-align="start" style:justify-single-word="false"/>
      <style:text-properties fo:color="#000000" fo:font-style="normal" fo:font-weight="bold" officeooo:rsid="0072ff31" officeooo:paragraph-rsid="0072ff31" style:font-style-asian="normal" style:font-weight-asian="bold" style:font-style-complex="normal" style:font-weight-complex="bold"/>
    </style:style>
    <style:style style:name="P64" style:family="paragraph" style:parent-style-name="Standard" style:list-style-name="L8">
      <style:paragraph-properties fo:text-align="start" style:justify-single-word="false"/>
      <style:text-properties fo:color="#000000" fo:font-style="normal" fo:font-weight="bold" officeooo:rsid="00757a86" officeooo:paragraph-rsid="00757a86" style:font-style-asian="normal" style:font-weight-asian="bold" style:font-style-complex="normal" style:font-weight-complex="bold"/>
    </style:style>
    <style:style style:name="P65" style:family="paragraph" style:parent-style-name="Standard">
      <style:paragraph-properties fo:text-align="start" style:justify-single-word="false"/>
      <style:text-properties officeooo:paragraph-rsid="00f661fd"/>
    </style:style>
    <style:style style:name="P66" style:family="paragraph" style:parent-style-name="Standard">
      <style:text-properties officeooo:paragraph-rsid="01029d02"/>
    </style:style>
    <style:style style:name="P67" style:family="paragraph" style:parent-style-name="Standard">
      <style:text-properties officeooo:paragraph-rsid="010b82bd"/>
    </style:style>
    <style:style style:name="T1" style:family="text">
      <style:text-properties fo:font-weight="bold" style:font-weight-asian="bold" style:font-weight-complex="bold"/>
    </style:style>
    <style:style style:name="T2" style:family="text">
      <style:text-properties fo:font-weight="bold" officeooo:rsid="00202909" style:font-weight-asian="bold" style:font-weight-complex="bold"/>
    </style:style>
    <style:style style:name="T3" style:family="text">
      <style:text-properties fo:font-weight="bold" officeooo:rsid="002192e2" style:font-weight-asian="bold" style:font-weight-complex="bold"/>
    </style:style>
    <style:style style:name="T4" style:family="text">
      <style:text-properties fo:font-weight="bold" officeooo:rsid="0026d4b4" style:font-weight-asian="bold" style:font-weight-complex="bold"/>
    </style:style>
    <style:style style:name="T5" style:family="text">
      <style:text-properties fo:font-weight="bold" officeooo:rsid="0064158e" style:font-weight-asian="bold" style:font-weight-complex="bold"/>
    </style:style>
    <style:style style:name="T6" style:family="text">
      <style:text-properties fo:font-weight="bold" officeooo:rsid="00eb035b" style:font-weight-asian="bold" style:font-weight-complex="bold"/>
    </style:style>
    <style:style style:name="T7" style:family="text">
      <style:text-properties fo:font-weight="bold" officeooo:rsid="002d668e" style:font-weight-asian="bold" style:font-weight-complex="bold"/>
    </style:style>
    <style:style style:name="T8" style:family="text">
      <style:text-properties fo:font-weight="bold" officeooo:rsid="00f737bf" style:font-weight-asian="bold" style:font-weight-complex="bold"/>
    </style:style>
    <style:style style:name="T9" style:family="text">
      <style:text-properties fo:font-weight="bold" officeooo:rsid="0101c386" style:font-weight-asian="bold" style:font-weight-complex="bold"/>
    </style:style>
    <style:style style:name="T10" style:family="text">
      <style:text-properties fo:font-weight="bold" officeooo:rsid="01029d02" style:font-weight-asian="bold" style:font-weight-complex="bold"/>
    </style:style>
    <style:style style:name="T11" style:family="text">
      <style:text-properties officeooo:rsid="00202909"/>
    </style:style>
    <style:style style:name="T12" style:family="text">
      <style:text-properties officeooo:rsid="002192e2"/>
    </style:style>
    <style:style style:name="T13" style:family="text">
      <style:text-properties officeooo:rsid="002557c2"/>
    </style:style>
    <style:style style:name="T14" style:family="text">
      <style:text-properties fo:font-weight="normal" style:font-weight-asian="normal" style:font-weight-complex="normal"/>
    </style:style>
    <style:style style:name="T15" style:family="text">
      <style:text-properties fo:font-weight="normal" officeooo:rsid="002f5ee5" style:font-weight-asian="normal" style:font-weight-complex="normal"/>
    </style:style>
    <style:style style:name="T16" style:family="text">
      <style:text-properties fo:font-weight="normal" officeooo:rsid="002fd9ce" style:font-weight-asian="normal" style:font-weight-complex="normal"/>
    </style:style>
    <style:style style:name="T17" style:family="text">
      <style:text-properties fo:font-weight="normal" officeooo:rsid="00317161" style:font-weight-asian="normal" style:font-weight-complex="normal"/>
    </style:style>
    <style:style style:name="T18" style:family="text">
      <style:text-properties fo:font-weight="normal" officeooo:rsid="0032bcee" style:font-weight-asian="normal" style:font-weight-complex="normal"/>
    </style:style>
    <style:style style:name="T19" style:family="text">
      <style:text-properties fo:font-weight="normal" officeooo:rsid="003539bf" style:font-weight-asian="normal" style:font-weight-complex="normal"/>
    </style:style>
    <style:style style:name="T20" style:family="text">
      <style:text-properties fo:font-weight="normal" officeooo:rsid="0035e1ee" style:font-weight-asian="normal" style:font-weight-complex="normal"/>
    </style:style>
    <style:style style:name="T21" style:family="text">
      <style:text-properties fo:font-weight="normal" officeooo:rsid="0037001e" style:font-weight-asian="normal" style:font-weight-complex="normal"/>
    </style:style>
    <style:style style:name="T22" style:family="text">
      <style:text-properties fo:font-weight="normal" officeooo:rsid="003883c9" style:font-weight-asian="normal" style:font-weight-complex="normal"/>
    </style:style>
    <style:style style:name="T23" style:family="text">
      <style:text-properties fo:font-weight="normal" officeooo:rsid="003b27bf" style:font-weight-asian="normal" style:font-weight-complex="normal"/>
    </style:style>
    <style:style style:name="T24" style:family="text">
      <style:text-properties fo:font-weight="normal" officeooo:rsid="003b7e49" style:font-weight-asian="normal" style:font-weight-complex="normal"/>
    </style:style>
    <style:style style:name="T25" style:family="text">
      <style:text-properties fo:font-weight="normal" officeooo:rsid="003c9b47" style:font-weight-asian="normal" style:font-weight-complex="normal"/>
    </style:style>
    <style:style style:name="T26" style:family="text">
      <style:text-properties fo:font-weight="normal" officeooo:rsid="003df127" style:font-weight-asian="normal" style:font-weight-complex="normal"/>
    </style:style>
    <style:style style:name="T27" style:family="text">
      <style:text-properties fo:font-weight="normal" officeooo:rsid="003f57ee" style:font-weight-asian="normal" style:font-weight-complex="normal"/>
    </style:style>
    <style:style style:name="T28" style:family="text">
      <style:text-properties fo:font-weight="normal" officeooo:rsid="003f5feb" style:font-weight-asian="normal" style:font-weight-complex="normal"/>
    </style:style>
    <style:style style:name="T29" style:family="text">
      <style:text-properties fo:font-weight="normal" officeooo:rsid="00413abc" style:font-weight-asian="normal" style:font-weight-complex="normal"/>
    </style:style>
    <style:style style:name="T30" style:family="text">
      <style:text-properties fo:font-weight="normal" officeooo:rsid="0041cc9c" style:font-weight-asian="normal" style:font-weight-complex="normal"/>
    </style:style>
    <style:style style:name="T31" style:family="text">
      <style:text-properties fo:font-weight="normal" officeooo:rsid="0042f6d3" style:font-weight-asian="normal" style:font-weight-complex="normal"/>
    </style:style>
    <style:style style:name="T32" style:family="text">
      <style:text-properties fo:font-weight="normal" officeooo:rsid="00439323" style:font-weight-asian="normal" style:font-weight-complex="normal"/>
    </style:style>
    <style:style style:name="T33" style:family="text">
      <style:text-properties fo:font-weight="normal" officeooo:rsid="0043f0c9" style:font-weight-asian="normal" style:font-weight-complex="normal"/>
    </style:style>
    <style:style style:name="T34" style:family="text">
      <style:text-properties fo:font-weight="normal" officeooo:rsid="00474778" style:font-weight-asian="normal" style:font-weight-complex="normal"/>
    </style:style>
    <style:style style:name="T35" style:family="text">
      <style:text-properties fo:font-weight="normal" officeooo:rsid="004859b6" style:font-weight-asian="normal" style:font-weight-complex="normal"/>
    </style:style>
    <style:style style:name="T36" style:family="text">
      <style:text-properties fo:font-weight="normal" officeooo:rsid="004993f9" style:font-weight-asian="normal" style:font-weight-complex="normal"/>
    </style:style>
    <style:style style:name="T37" style:family="text">
      <style:text-properties fo:font-weight="normal" officeooo:rsid="004fc548" style:font-weight-asian="normal" style:font-weight-complex="normal"/>
    </style:style>
    <style:style style:name="T38" style:family="text">
      <style:text-properties fo:font-weight="normal" officeooo:rsid="00519e3f" style:font-weight-asian="normal" style:font-weight-complex="normal"/>
    </style:style>
    <style:style style:name="T39" style:family="text">
      <style:text-properties fo:font-weight="normal" officeooo:rsid="00531b52" style:font-weight-asian="normal" style:font-weight-complex="normal"/>
    </style:style>
    <style:style style:name="T40" style:family="text">
      <style:text-properties fo:font-weight="normal" officeooo:rsid="0054d203" style:font-weight-asian="normal" style:font-weight-complex="normal"/>
    </style:style>
    <style:style style:name="T41" style:family="text">
      <style:text-properties fo:font-weight="normal" officeooo:rsid="005717fd" style:font-weight-asian="normal" style:font-weight-complex="normal"/>
    </style:style>
    <style:style style:name="T42" style:family="text">
      <style:text-properties fo:font-weight="normal" officeooo:rsid="00571950" style:font-weight-asian="normal" style:font-weight-complex="normal"/>
    </style:style>
    <style:style style:name="T43" style:family="text">
      <style:text-properties fo:font-weight="normal" officeooo:rsid="005b630e" style:font-weight-asian="normal" style:font-weight-complex="normal"/>
    </style:style>
    <style:style style:name="T44" style:family="text">
      <style:text-properties fo:font-weight="normal" officeooo:rsid="005cb8ac" style:font-weight-asian="normal" style:font-weight-complex="normal"/>
    </style:style>
    <style:style style:name="T45" style:family="text">
      <style:text-properties fo:font-weight="normal" officeooo:rsid="00611e31" style:font-weight-asian="normal" style:font-weight-complex="normal"/>
    </style:style>
    <style:style style:name="T46" style:family="text">
      <style:text-properties fo:font-weight="normal" officeooo:rsid="0064158e" style:font-weight-asian="normal" style:font-weight-complex="normal"/>
    </style:style>
    <style:style style:name="T47" style:family="text">
      <style:text-properties fo:font-weight="normal" officeooo:rsid="00644574" style:font-weight-asian="normal" style:font-weight-complex="normal"/>
    </style:style>
    <style:style style:name="T48" style:family="text">
      <style:text-properties fo:font-weight="normal" officeooo:rsid="006c5e44" style:font-weight-asian="normal" style:font-weight-complex="normal"/>
    </style:style>
    <style:style style:name="T49" style:family="text">
      <style:text-properties fo:font-weight="normal" officeooo:rsid="006cc612" style:font-weight-asian="normal" style:font-weight-complex="normal"/>
    </style:style>
    <style:style style:name="T50" style:family="text">
      <style:text-properties fo:font-weight="normal" officeooo:rsid="006cd5c6" style:font-weight-asian="normal" style:font-weight-complex="normal"/>
    </style:style>
    <style:style style:name="T51" style:family="text">
      <style:text-properties fo:font-weight="normal" officeooo:rsid="006ebc0d" style:font-weight-asian="normal" style:font-weight-complex="normal"/>
    </style:style>
    <style:style style:name="T52" style:family="text">
      <style:text-properties fo:font-weight="normal" officeooo:rsid="009f3f53" style:font-weight-asian="normal" style:font-weight-complex="normal"/>
    </style:style>
    <style:style style:name="T53" style:family="text">
      <style:text-properties fo:font-weight="normal" officeooo:rsid="009f52b5" style:font-weight-asian="normal" style:font-weight-complex="normal"/>
    </style:style>
    <style:style style:name="T54" style:family="text">
      <style:text-properties fo:font-weight="normal" officeooo:rsid="00a08377" style:font-weight-asian="normal" style:font-weight-complex="normal"/>
    </style:style>
    <style:style style:name="T55" style:family="text">
      <style:text-properties fo:font-weight="normal" officeooo:rsid="00a5c7d7" style:font-weight-asian="normal" style:font-weight-complex="normal"/>
    </style:style>
    <style:style style:name="T56" style:family="text">
      <style:text-properties fo:font-weight="normal" officeooo:rsid="00a7ee8b" style:font-weight-asian="normal" style:font-weight-complex="normal"/>
    </style:style>
    <style:style style:name="T57" style:family="text">
      <style:text-properties fo:font-weight="normal" officeooo:rsid="00a96afa" style:font-weight-asian="normal" style:font-weight-complex="normal"/>
    </style:style>
    <style:style style:name="T58" style:family="text">
      <style:text-properties fo:font-weight="normal" officeooo:rsid="00a9ec47" style:font-weight-asian="normal" style:font-weight-complex="normal"/>
    </style:style>
    <style:style style:name="T59" style:family="text">
      <style:text-properties fo:font-weight="normal" officeooo:rsid="00abb96a" style:font-weight-asian="normal" style:font-weight-complex="normal"/>
    </style:style>
    <style:style style:name="T60" style:family="text">
      <style:text-properties fo:font-weight="normal" officeooo:rsid="00adc2a9" style:font-weight-asian="normal" style:font-weight-complex="normal"/>
    </style:style>
    <style:style style:name="T61" style:family="text">
      <style:text-properties fo:font-weight="normal" officeooo:rsid="00af9229" style:font-weight-asian="normal" style:font-weight-complex="normal"/>
    </style:style>
    <style:style style:name="T62" style:family="text">
      <style:text-properties fo:font-weight="normal" officeooo:rsid="00b140ef" style:font-weight-asian="normal" style:font-weight-complex="normal"/>
    </style:style>
    <style:style style:name="T63" style:family="text">
      <style:text-properties fo:font-weight="normal" officeooo:rsid="00b1f7d5" style:font-weight-asian="normal" style:font-weight-complex="normal"/>
    </style:style>
    <style:style style:name="T64" style:family="text">
      <style:text-properties fo:font-weight="normal" officeooo:rsid="00b362c0" style:font-weight-asian="normal" style:font-weight-complex="normal"/>
    </style:style>
    <style:style style:name="T65" style:family="text">
      <style:text-properties fo:font-weight="normal" officeooo:rsid="00b3c21f" style:font-weight-asian="normal" style:font-weight-complex="normal"/>
    </style:style>
    <style:style style:name="T66" style:family="text">
      <style:text-properties fo:font-weight="normal" officeooo:rsid="00b57d50" style:font-weight-asian="normal" style:font-weight-complex="normal"/>
    </style:style>
    <style:style style:name="T67" style:family="text">
      <style:text-properties fo:font-weight="normal" officeooo:rsid="00b6749f" style:font-weight-asian="normal" style:font-weight-complex="normal"/>
    </style:style>
    <style:style style:name="T68" style:family="text">
      <style:text-properties fo:font-weight="normal" officeooo:rsid="00b9674b" style:font-weight-asian="normal" style:font-weight-complex="normal"/>
    </style:style>
    <style:style style:name="T69" style:family="text">
      <style:text-properties fo:font-weight="normal" officeooo:rsid="00ba766a" style:font-weight-asian="normal" style:font-weight-complex="normal"/>
    </style:style>
    <style:style style:name="T70" style:family="text">
      <style:text-properties fo:font-weight="normal" officeooo:rsid="00ceba02" style:font-weight-asian="normal" style:font-weight-complex="normal"/>
    </style:style>
    <style:style style:name="T71" style:family="text">
      <style:text-properties fo:font-weight="normal" officeooo:rsid="00cfd9b0" style:font-weight-asian="normal" style:font-weight-complex="normal"/>
    </style:style>
    <style:style style:name="T72" style:family="text">
      <style:text-properties fo:font-weight="normal" officeooo:rsid="00d1c80b" style:font-weight-asian="normal" style:font-weight-complex="normal"/>
    </style:style>
    <style:style style:name="T73" style:family="text">
      <style:text-properties fo:font-weight="normal" officeooo:rsid="00d396f1" style:font-weight-asian="normal" style:font-weight-complex="normal"/>
    </style:style>
    <style:style style:name="T74" style:family="text">
      <style:text-properties fo:font-weight="normal" officeooo:rsid="00d45e9e" style:font-weight-asian="normal" style:font-weight-complex="normal"/>
    </style:style>
    <style:style style:name="T75" style:family="text">
      <style:text-properties fo:font-weight="normal" officeooo:rsid="00d59dfa" style:font-weight-asian="normal" style:font-weight-complex="normal"/>
    </style:style>
    <style:style style:name="T76" style:family="text">
      <style:text-properties fo:font-weight="normal" officeooo:rsid="00d82586" style:font-weight-asian="normal" style:font-weight-complex="normal"/>
    </style:style>
    <style:style style:name="T77" style:family="text">
      <style:text-properties fo:font-weight="normal" officeooo:rsid="00d9fdbc" style:font-weight-asian="normal" style:font-weight-complex="normal"/>
    </style:style>
    <style:style style:name="T78" style:family="text">
      <style:text-properties fo:font-weight="normal" officeooo:rsid="00db66c3" style:font-weight-asian="normal" style:font-weight-complex="normal"/>
    </style:style>
    <style:style style:name="T79" style:family="text">
      <style:text-properties fo:font-weight="normal" officeooo:rsid="00dc22d5" style:font-weight-asian="normal" style:font-weight-complex="normal"/>
    </style:style>
    <style:style style:name="T80" style:family="text">
      <style:text-properties fo:font-weight="normal" officeooo:rsid="00ddc378" style:font-weight-asian="normal" style:font-weight-complex="normal"/>
    </style:style>
    <style:style style:name="T81" style:family="text">
      <style:text-properties fo:font-weight="normal" officeooo:rsid="00df5bc1" style:font-weight-asian="normal" style:font-weight-complex="normal"/>
    </style:style>
    <style:style style:name="T82" style:family="text">
      <style:text-properties fo:font-weight="normal" officeooo:rsid="00e15a77" style:font-weight-asian="normal" style:font-weight-complex="normal"/>
    </style:style>
    <style:style style:name="T83" style:family="text">
      <style:text-properties fo:font-weight="normal" officeooo:rsid="00e90cd1" style:font-weight-asian="normal" style:font-weight-complex="normal"/>
    </style:style>
    <style:style style:name="T84" style:family="text">
      <style:text-properties fo:font-weight="normal" officeooo:rsid="00eae31d" style:font-weight-asian="normal" style:font-weight-complex="normal"/>
    </style:style>
    <style:style style:name="T85" style:family="text">
      <style:text-properties fo:font-weight="normal" officeooo:rsid="00ece75a" style:font-weight-asian="normal" style:font-weight-complex="normal"/>
    </style:style>
    <style:style style:name="T86" style:family="text">
      <style:text-properties fo:font-weight="normal" officeooo:rsid="00ed5e7f" style:font-weight-asian="normal" style:font-weight-complex="normal"/>
    </style:style>
    <style:style style:name="T87" style:family="text">
      <style:text-properties fo:font-weight="normal" officeooo:rsid="00ee1c5d" style:font-weight-asian="normal" style:font-weight-complex="normal"/>
    </style:style>
    <style:style style:name="T88" style:family="text">
      <style:text-properties fo:font-weight="normal" officeooo:rsid="00ef20bf" style:font-weight-asian="normal" style:font-weight-complex="normal"/>
    </style:style>
    <style:style style:name="T89" style:family="text">
      <style:text-properties fo:font-weight="normal" officeooo:rsid="00f0eb79" style:font-weight-asian="normal" style:font-weight-complex="normal"/>
    </style:style>
    <style:style style:name="T90" style:family="text">
      <style:text-properties fo:font-weight="normal" officeooo:rsid="00f2d2a2" style:font-weight-asian="normal" style:font-weight-complex="normal"/>
    </style:style>
    <style:style style:name="T91" style:family="text">
      <style:text-properties fo:font-weight="normal" officeooo:rsid="00f737bf" style:font-weight-asian="normal" style:font-weight-complex="normal"/>
    </style:style>
    <style:style style:name="T92" style:family="text">
      <style:text-properties fo:font-weight="normal" officeooo:rsid="00f9bbbe" style:font-weight-asian="normal" style:font-weight-complex="normal"/>
    </style:style>
    <style:style style:name="T93" style:family="text">
      <style:text-properties fo:font-weight="normal" officeooo:rsid="00fd557a" style:font-weight-asian="normal" style:font-weight-complex="normal"/>
    </style:style>
    <style:style style:name="T94" style:family="text">
      <style:text-properties fo:font-weight="normal" officeooo:rsid="0100bee4" style:font-weight-asian="normal" style:font-weight-complex="normal"/>
    </style:style>
    <style:style style:name="T95" style:family="text">
      <style:text-properties fo:font-weight="normal" officeooo:rsid="0100c584" style:font-weight-asian="normal" style:font-weight-complex="normal"/>
    </style:style>
    <style:style style:name="T96" style:family="text">
      <style:text-properties fo:font-weight="normal" officeooo:rsid="01015207" style:font-weight-asian="normal" style:font-weight-complex="normal"/>
    </style:style>
    <style:style style:name="T97" style:family="text">
      <style:text-properties officeooo:rsid="00413abc"/>
    </style:style>
    <style:style style:name="T98" style:family="text">
      <style:text-properties officeooo:rsid="004e061d"/>
    </style:style>
    <style:style style:name="T99" style:family="text">
      <style:text-properties fo:font-variant="normal" fo:text-transform="none" fo:color="#222222" fo:letter-spacing="normal" fo:font-weight="normal" officeooo:rsid="005cdc50" style:font-weight-asian="normal" style:font-weight-complex="normal"/>
    </style:style>
    <style:style style:name="T100" style:family="text">
      <style:text-properties fo:font-variant="normal" fo:text-transform="none" fo:color="#222222" style:font-name="sans-serif" fo:font-size="10.5pt" fo:letter-spacing="normal" fo:font-style="normal" fo:font-weight="normal"/>
    </style:style>
    <style:style style:name="T101" style:family="text">
      <style:text-properties fo:font-variant="normal" fo:text-transform="none" fo:color="#222222" style:font-name="sans-serif" fo:font-size="10.5pt" fo:letter-spacing="normal" fo:font-style="normal" fo:font-weight="normal" officeooo:rsid="01029d02" style:font-weight-asian="bold" style:font-weight-complex="bold"/>
    </style:style>
    <style:style style:name="T102" style:family="text">
      <style:text-properties fo:font-variant="normal" fo:text-transform="none" fo:color="#222222" style:font-name="sans-serif" fo:font-size="10.5pt" fo:letter-spacing="normal" fo:font-style="italic" fo:font-weight="normal" style:font-style-asian="italic" style:font-style-complex="italic"/>
    </style:style>
    <style:style style:name="T103"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04"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1029d02" style:text-blinking="false" style:font-weight-asian="bold" style:font-weight-complex="bold"/>
    </style:style>
    <style:style style:name="T105" style:family="text">
      <style:text-properties fo:color="#000000" fo:font-style="italic" style:font-style-asian="italic" style:font-style-complex="italic"/>
    </style:style>
    <style:style style:name="T106" style:family="text">
      <style:text-properties fo:color="#000000" fo:font-style="normal" officeooo:rsid="005efeab" style:font-style-asian="normal" style:font-style-complex="normal"/>
    </style:style>
    <style:style style:name="T107" style:family="text">
      <style:text-properties fo:color="#000000" fo:font-style="normal" officeooo:rsid="00611e31" style:font-style-asian="normal" style:font-style-complex="normal"/>
    </style:style>
    <style:style style:name="T108" style:family="text">
      <style:text-properties fo:color="#000000" fo:font-style="normal" officeooo:rsid="0064a640" style:font-style-asian="normal" style:font-style-complex="normal"/>
    </style:style>
    <style:style style:name="T109" style:family="text">
      <style:text-properties officeooo:rsid="0064158e"/>
    </style:style>
    <style:style style:name="T110" style:family="text">
      <style:text-properties officeooo:rsid="00644574"/>
    </style:style>
    <style:style style:name="T111" style:family="text">
      <style:text-properties officeooo:rsid="006cc612"/>
    </style:style>
    <style:style style:name="T112" style:family="text">
      <style:text-properties officeooo:rsid="007974b2"/>
    </style:style>
    <style:style style:name="T113" style:family="text">
      <style:text-properties officeooo:rsid="008bde36"/>
    </style:style>
    <style:style style:name="T114" style:family="text">
      <style:text-properties officeooo:rsid="00a46dab"/>
    </style:style>
    <style:style style:name="T115" style:family="text">
      <style:text-properties officeooo:rsid="00a7b410"/>
    </style:style>
    <style:style style:name="T116" style:family="text">
      <style:text-properties officeooo:rsid="00b3c21f"/>
    </style:style>
    <style:style style:name="T117" style:family="text">
      <style:text-properties officeooo:rsid="00b6749f"/>
    </style:style>
    <style:style style:name="T118" style:family="text">
      <style:text-properties officeooo:rsid="00b9674b"/>
    </style:style>
    <style:style style:name="T119" style:family="text">
      <style:text-properties officeooo:rsid="00ba766a"/>
    </style:style>
    <style:style style:name="T120" style:family="text">
      <style:text-properties officeooo:rsid="00be807d"/>
    </style:style>
    <style:style style:name="T121" style:family="text">
      <style:text-properties officeooo:rsid="00d69a44"/>
    </style:style>
    <style:style style:name="T122" style:family="text">
      <style:text-properties officeooo:rsid="00f0eb79"/>
    </style:style>
    <style:style style:name="T123" style:family="text">
      <style:text-properties officeooo:rsid="00f2d2a2"/>
    </style:style>
    <style:style style:name="T124" style:family="text">
      <style:text-properties officeooo:rsid="00f918f5"/>
    </style:style>
    <style:style style:name="T125" style:family="text">
      <style:text-properties officeooo:rsid="01029d02"/>
    </style:style>
    <style:style style:name="T126" style:family="text">
      <style:text-properties fo:font-style="italic" style:font-style-asian="italic" style:font-style-complex="italic"/>
    </style:style>
    <style:style style:name="T127" style:family="text">
      <style:text-properties officeooo:rsid="010b82bd"/>
    </style:style>
    <style:style style:name="T128" style:family="text">
      <style:text-properties officeooo:rsid="010f6c9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kt i implementacja aplikacji internetowej wspomagającej przeprowadzki z wykorzystaniem narzędzi języka Python</text:p>
      <text:p text:style-name="P1"/>
      <text:p text:style-name="P2">Streszczenie</text:p>
      <text:p text:style-name="P14"><text:tab/>Celem mojej pracy dyplomowej jest opracowanie projektu systemu wspomagającego przeprowadzki oraz jego implementacja w formie aplikacji internetowej. System umożliwia zarządzanie kontami użytkowników/firm, zarządzanie ogłoszeniami oraz zaawansowaną wyszukiwarkę ogłoszeń bazującą na szerokich preferencjach użytkownika.</text:p>
      <text:p text:style-name="P14"><text:tab/>W niniejszej pracy zawarty jest przegląd podobnych serwisów internetowych lub aplikacji mobilnych oraz specyfikację wykorzystanych technologii oraz języków programowania.</text:p>
      <text:p text:style-name="P14"><text:tab/>Projekt został szczegółowo zilustrowany w postaci wykresów oraz diagramów, a implementacja została przedstawiona poprzez kody źródłowe oraz zrzuty ekranów poszczególnych funkcjonalności.</text:p>
      <text:p text:style-name="P14"/>
      <text:p text:style-name="P2">Słowa kluczowe:</text:p>
      <text:list xml:id="list2696657350" text:style-name="L1">
        <text:list-item>
          <text:p text:style-name="P28">Aplikacja internetowa</text:p>
        </text:list-item>
        <text:list-item>
          <text:p text:style-name="P28">Python</text:p>
        </text:list-item>
        <text:list-item>
          <text:p text:style-name="P28">Django</text:p>
        </text:list-item>
        <text:list-item>
          <text:p text:style-name="P28">Bootstrap</text:p>
        </text:list-item>
        <text:list-item>
          <text:p text:style-name="P28">SQLite</text:p>
        </text:list-item>
        <text:list-item>
          <text:p text:style-name="P28">Google Maps<text:tab/></text:p>
        </text:list-item>
      </text:list>
      <text:p text:style-name="P14"/>
      <text:p text:style-name="P16"/>
      <text:p text:style-name="P16"/>
      <text:p text:style-name="P1">Project and implementation of relocation supporting web application<text:line-break/>using Python language utilities</text:p>
      <text:p text:style-name="P1"/>
      <text:p text:style-name="P2">Summary</text:p>
      <text:p text:style-name="P14"><text:tab/>Purpose of my (thesis) is development of relocation supporting project system and it's implementation in form of web application. System afford management user or removal companies accounts, advert management as well advanced search engine based on wide user preferences.</text:p>
      <text:p text:style-name="P14"><text:tab/>Present work contains review of similar web services and mobile app and specification of used technologies and programming languages.</text:p>
      <text:p text:style-name="P14"><text:tab/>Project was detailed ilustrated in the form of charts and diagrams and implementation was presented by source codes and screenshoots each functionalities.</text:p>
      <text:p text:style-name="P14"/>
      <text:p text:style-name="P2">Keywords:</text:p>
      <text:list xml:id="list170511501662376" text:continue-numbering="true" text:style-name="L1">
        <text:list-item>
          <text:p text:style-name="P28">Web application</text:p>
        </text:list-item>
        <text:list-item>
          <text:p text:style-name="P28">Python</text:p>
        </text:list-item>
        <text:list-item>
          <text:p text:style-name="P28">Django</text:p>
        </text:list-item>
        <text:list-item>
          <text:p text:style-name="P28">Bootstrap</text:p>
        </text:list-item>
        <text:list-item>
          <text:p text:style-name="P28">SQLite</text:p>
        </text:list-item>
        <text:list-item>
          <text:p text:style-name="P28">Google Maps<text:tab/></text:p>
        </text:list-item>
      </text:list>
      <text:p text:style-name="P14"/>
      <text:p text:style-name="P14"/>
      <text:p text:style-name="P14"/>
      <text:p text:style-name="P14"/>
      <text:p text:style-name="P14"/>
      <text:p text:style-name="P14"/>
      <text:p text:style-name="P14"/>
      <text:p text:style-name="P14"/>
      <text:p text:style-name="P2"/>
      <text:p text:style-name="P2"><text:soft-page-break/>SPIS TREŚCI:</text:p>
      <text:list xml:id="list4148671176" text:style-name="L2">
        <text:list-item>
          <text:p text:style-name="P33">WSTĘP</text:p>
          <text:p text:style-name="P33"/>
        </text:list-item>
        <text:list-item>
          <text:p text:style-name="P35">CHARAKTERYSTYKA APLIKACJI INTERNETOWYCH STWORZONYCH ZA POMOCĄ NARZĘDZI JĘZYKA PYTHON</text:p>
          <text:p text:style-name="P36">2.1.<text:tab/>NOWOCZESNE APLIKACJE INTERNETOWE</text:p>
          <text:p text:style-name="P36">2.2.<text:tab/><text:span text:style-name="T11">POPULARNE </text:span>APLIKACJE INTERNETOWE <text:span text:style-name="T11">NAPISANE W JĘZYKU <text:tab/>PYTHON</text:span></text:p>
          <text:p text:style-name="P35">2.3.<text:tab/>APLIKACJE INTERNETOWE WYKORZYSTYWANE PRZY <text:tab/>PRZEPROWADZKACH</text:p>
          <text:p text:style-name="P35"/>
        </text:list-item>
        <text:list-item>
          <text:p text:style-name="P33">CHARAKTERYSTYKA <text:span text:style-name="T12">PROCESU PRZEPROWADZKI</text:span></text:p>
          <text:p text:style-name="P33"/>
        </text:list-item>
        <text:list-item>
          <text:p text:style-name="P34">PROJEKT APLIKACJI</text:p>
        </text:list-item>
      </text:list>
      <text:p text:style-name="P3"><text:tab/>4.1.<text:tab/><text:span text:style-name="T13">SPECYFIKACJA WYMAGAŃ APLIKACJI</text:span></text:p>
      <text:p text:style-name="P4"><text:tab/>4.2.<text:tab/><text:span text:style-name="T13">ARCHITEKTURA APLIKACJI</text:span></text:p>
      <text:p text:style-name="P5"/>
      <text:list xml:id="list170512826391134" text:continue-numbering="true" text:style-name="L2">
        <text:list-item>
          <text:p text:style-name="P33">IMPLEMENTACJA <text:span text:style-name="T12">APLIKACJI</text:span></text:p>
          <text:p text:style-name="P37">5.1. <text:tab/>OPIS <text:span text:style-name="T13">WYKORZYSTANYCH</text:span> TECHNOLOGII</text:p>
          <text:p text:style-name="P37">5.2.<text:tab/>OPIS INTERFEJSU UŻYTKOWNIKA</text:p>
          <text:p text:style-name="P38">5.3<text:tab/>----------------------------------------------------</text:p>
        </text:list-item>
      </text:list>
      <text:p text:style-name="P6"/>
      <text:list xml:id="list170512798469477" text:continue-numbering="true" text:style-name="L2">
        <text:list-item>
          <text:p text:style-name="P33">TEST<text:span text:style-name="T12">Y APLIKACJI</text:span></text:p>
          <text:p text:style-name="P33"/>
        </text:list-item>
        <text:list-item>
          <text:p text:style-name="P33">PODSUMOWANIE</text:p>
        </text:list-item>
      </text:list>
      <text:p text:style-name="P2"/>
      <text:list xml:id="list170511292916579" text:continue-numbering="true" text:style-name="L2">
        <text:list-item>
          <text:p text:style-name="P33">LITERATURA</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WSTĘP</text:p>
      <text:p text:style-name="P14"><text:tab/>Celem mojej pracy dyplomowej jest opracowanie projektu systemu wspomagającego przeprowadzki oraz jego implementacja w formie aplikacji internetowej. System umożliwia zarządzanie kontami użytkowników/firm, zarządzanie ogłoszeniami oraz zaawansowaną wyszukiwarkę ogłoszeń bazującą na szerokich preferencjach użytkownika.</text:p>
      <text:p text:style-name="P14"><text:tab/>W niniejszej pracy zawarty jest przegląd podobnych serwisów internetowych lub aplikacji mobilnych oraz specyfikację wykorzystanych technologii oraz języków programowania.</text:p>
      <text:p text:style-name="P14"><text:tab/>Projekt został szczegółowo zilustrowany w postaci wykresów oraz diagramów, a implementacja została przedstawiona poprzez kody źródłowe oraz zrzuty ekranów poszczególnych funkcjonalności.</text:p>
      <text:p text:style-name="P15"><text:tab/>Dokument ten składa się z siedmiu rozdziałów przedstawiających najważniejsze aspekty pracy. We wstępie przedstawiony jest cel pracy oraz krótki opis poszczególnych rozdziałów. W rozdziale drugim pt. "<text:span text:style-name="T2">CHARAKTERYSTYKA APLIKACJI INTERNETOWYCH STWORZONYCH ZA POMOCĄ NARZĘDZI JĘZYKA PYTHON</text:span>" przedstawiony został przegląd aplikacji internetowych przy których tworzeniu wykorzystane zostały biblioteki oraz dostępne Frameworki języka Python z którtkim opisem wad i zalet korzystania z tych technologii. Następny rozdział zatytułowany "<text:span text:style-name="T1">CHARAKTERYSTYKA </text:span><text:span text:style-name="T3">PROCESU PRZEPROWADZKI</text:span>" zawiera opis zagadnień związanych z procesem przeprowadzek oraz niewielki przegląd podobnych, dostępnych na rynku rozwiązań. Rozdział numer cztery "<text:span text:style-name="T1">PROJEKT APLIKACJI</text:span>" zawiera opis wymagań projektu, opis procesów biznesowych, diagramy klas, diagramy przypadków użycia oraz strukturę interfejsu. Rozdział ten zawiera również opis wykorzystanej architektury aplikacji i wykorzystywanych narzędzi do tworzenia aplikacji. Kolejny rodział "<text:span text:style-name="T1">IMPLEMENTACJA </text:span><text:span text:style-name="T3">APLIKACJI</text:span>" zawiera opis modułów systemu wraz z kodami źródłowymi i zrzutami ekranu przedstawiającymi dane funkcjonalności. W tej części pracy zawarty jest również opis interfejsu użytkownika oraz opis REST API serwera. Rozdział szósty poświęcony został opisowi testów systemu wykonanych na podstawie przypadków testowych. Ostatni, siódmy rozdział zawiera podsumowanie pracy.</text:p>
      <text:p text:style-name="P14"/>
      <text:p text:style-name="P14">Dana aplikacja będzie realizowana z wykorzystaniem poniższych narzędzi:</text:p>
      <text:list xml:id="list2091104992" text:style-name="L3">
        <text:list-item>
          <text:p text:style-name="P29">Python w wersji 3.7.3</text:p>
        </text:list-item>
        <text:list-item>
          <text:p text:style-name="P29">Django w wersji 2.2.3</text:p>
        </text:list-item>
        <text:list-item>
          <text:p text:style-name="P29">HTML 5</text:p>
        </text:list-item>
        <text:list-item>
          <text:p text:style-name="P29">CSS 3</text:p>
        </text:list-item>
        <text:list-item>
          <text:p text:style-name="P29">SQLite3</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text:soft-page-break/>2. CHARAKTERYSTYKA WYBRACNYCH APLIKACJI INTERNETOWYCH WYKONANYCH Z WYKORZYSTANIEM JĘZYKA PYTHON<text:line-break/></text:p>
      <text:p text:style-name="P7">2.1. Nowoczesne aplikacje internetowe</text:p>
      <text:p text:style-name="P7"><text:a xlink:type="simple" xlink:href="https://docs.microsoft.com/pl-pl/dotnet/architecture/modern-web-apps-azure/modern-web-applications-characteristics" text:style-name="Internet_20_link" text:visited-style-name="Visited_20_Internet_20_Link">https://docs.microsoft.com/pl-pl/dotnet/architecture/modern-web-apps-azure/modern-web-applications-characteristics</text:a></text:p>
      <text:p text:style-name="P7"><text:a xlink:type="simple" xlink:href="https://bravoka.io/articles/modern-web-application-frameworks/" text:style-name="Internet_20_link" text:visited-style-name="Visited_20_Internet_20_Link">https://bravoka.io/articles/modern-web-application-frameworks/</text:a></text:p>
      <text:p text:style-name="P8"><text:tab/><text:span text:style-name="T15">W dzisiejszych </text:span><text:span text:style-name="T21">czasach, wraz z rozwojem technologii rosną w </text:span><text:span text:style-name="T22">równie szybkim tempie oczekiwania wobec rozwiązań tworzonych z ich pomocą. Co za tym idzie </text:span><text:span text:style-name="T37">t</text:span><text:span text:style-name="T15">wórcy aplikacji internetowych stoją przed nielada wyzwaniem, </text:span><text:span text:style-name="T37">al</text:span><text:span text:style-name="T15">bowiem </text:span><text:span text:style-name="T16">produkty przez nich tworzone muszą spełniać bardzo wysoki poziom oczekiwania użytko</text:span><text:span text:style-name="T38">w</text:span><text:span text:style-name="T16">ników i wymagania większe niż kiedykolwiek wcześniej. </text:span></text:p>
      <text:p text:style-name="P9"><text:span text:style-name="T16"><text:tab/>Oczekuje się że dzisiejsze aplikacje sieci Web będą dostępne całodobowo, </text:span><text:span text:style-name="T23">bez przerwy,</text:span><text:span text:style-name="T16"> siedem dni w tygodniu, dostępne będą z każdego miejsca na świecie, oraz korzystać z nich można z większoś</text:span><text:span text:style-name="T23">c</text:span><text:span text:style-name="T16">i urządzeń </text:span><text:span text:style-name="T24">posiadających</text:span><text:span text:style-name="T16"> dostęp do internetu, niezależnie od oprogramowania urządzenia </text:span><text:span text:style-name="T23">(wieloplatformowość) </text:span><text:span text:style-name="T16">czy rozmiaru ekranu na którym aplikacja jest wyświetlan</text:span><text:span text:style-name="T24">a (respon</text:span><text:span text:style-name="T39">s</text:span><text:span text:style-name="T24">ywność)</text:span><text:span text:style-name="T16">. <text:s/></text:span><text:span text:style-name="T17">Obecnie gdy wzrasta wartość cyfrowych danych </text:span><text:span text:style-name="T18">które stają się nową walutą w biznesie </text:span><text:span text:style-name="T19">stawia się duży nacisk na bezpieczeństwo aplikacji sieciowych, a szczególnie tych które przetwarzają dane osobowe czy finansowe klienta lub użytkownika. Osoba korzystająca z usług musi mieć poczucie bezpieczeństwa oraz zaufanie do twórców aplikacji iż poufne </text:span><text:span text:style-name="T40">dane </text:span><text:span text:style-name="T19">będą zaszyfrowane i przechowywane w bezpiecznym miejs</text:span><text:span text:style-name="T20">u.</text:span></text:p>
      <text:p text:style-name="P22"><text:span text:style-name="T25"><text:tab/>Tradycyjne podejście w tworzeniu aplikacji webowych zakłada </text:span><text:span text:style-name="T26">niewielką ilość funkcjonalności</text:span><text:span text:style-name="T25"> po stronie klienta </text:span><text:span text:style-name="T26">ale zamiast tego </text:span><text:span text:style-name="T27">wszystkie funk</text:span><text:span text:style-name="T28">c</text:span><text:span text:style-name="T27">jonalności związane z nawigowaniem po stronach, zapytaniach do bazy czy całej logiki oddelegowane są na serwer aplikacji. </text:span><text:span text:style-name="T28">Każda operacja wykonana przez użytkownika zostanie przetłumaczona na nowe żądanie sieci a wynikiem tej operacji jest </text:span><text:span text:style-name="T29">nowo załadowana strona internetowa. Aplikacje tworzone według tego podejścia najczęściej tworzone w oparciu o architekturę MVC (</text:span><text:span text:style-name="T97">M</text:span><text:span text:style-name="T29">odel </text:span><text:span text:style-name="T97">V</text:span><text:span text:style-name="T29">iew </text:span><text:span text:style-name="T97">C</text:span><text:span text:style-name="T29">ontroller), </text:span><text:span text:style-name="T30">gdzie każde nowe żądanie odpowiada operacji kontrolera, który przy współpracy z modelem zwraca widok przetwarzany do użytkownika. </text:span><text:span text:style-name="T36">Tradycyjne aplikacje wykorzystują na serwerach biblioteki takie jak:</text:span></text:p>
      <text:list xml:id="list3210567875" text:style-name="L4">
        <text:list-item>
          <text:p text:style-name="P30">Spring(Java)</text:p>
        </text:list-item>
        <text:list-item>
          <text:p text:style-name="P30">Django(Python) </text:p>
        </text:list-item>
        <text:list-item>
          <text:p text:style-name="P30">ASP.NET (C#).</text:p>
        </text:list-item>
        <text:list-item>
          <text:p text:style-name="P54"><text:span text:style-name="T36">R</text:span><text:span text:style-name="T14">uby on Rails (Ruby)</text:span></text:p>
        </text:list-item>
        <text:list-item>
          <text:p text:style-name="P32">Laravel (PHP<text:span text:style-name="T98">)</text:span></text:p>
          <text:p text:style-name="P30"/>
        </text:list-item>
      </text:list>
      <text:p text:style-name="P9"><text:span text:style-name="T30"><text:tab/>Akutalnie nowoczesne aplikacje tworzone są w myśli aplikacji jednostronicowych (SPA – single page application). Wykonują one większość logiki interfejsu użytkownika w przeglądarce internetowej, </text:span><text:span text:style-name="T31">mogą wykonywać rozbudowane funkcje po stronie klienta które nie wymagają ponownego załadowania strony kiedy użytkownik podejmuje działania lub przemieszcza się pomiędzy obszarami aplikacji. Aplikacje SPA ładują się </text:span><text:span text:style-name="T32">szybciej, pobierają</text:span><text:span text:style-name="T33"> </text:span><text:span text:style-name="T34">oraz wykorzystują </text:span><text:span text:style-name="T33">dane w tl</text:span><text:span text:style-name="T34">e. Interakcje użytkownika są bardziej płynne oraz responsywane, ponieważ funkcjonalności serwisu odciążone są od serwera aplikacji.</text:span><text:span text:style-name="T35"> <text:s/>Taki typ aplikacji umożliwia obsługiwać zaawansowane <text:s/>funkcjonalności jak zapisywanie formularzy bez konieczności ich zapisywania czy przeciąganie i upuszczanie które znacznie ułatwiają korzystanie z aplikacji. </text:span><text:span text:style-name="T36">Tworzenie nowoczesnych, jednostronicowych aplikacji jest możliwe z wykorzystaniem bibliotek języka JavaScript, takich jak:</text:span></text:p>
      <text:list xml:id="list2242750464" text:style-name="L5">
        <text:list-item>
          <text:p text:style-name="P31">Angular</text:p>
        </text:list-item>
        <text:list-item>
          <text:p text:style-name="P31">React JS</text:p>
        </text:list-item>
        <text:list-item>
          <text:p text:style-name="P31">Node.js</text:p>
        </text:list-item>
        <text:list-item>
          <text:p text:style-name="P31">Vue.js</text:p>
        </text:list-item>
      </text:list>
      <text:p text:style-name="P18"/>
      <text:p text:style-name="P19"/>
      <text:p text:style-name="P19"><text:soft-page-break/></text:p>
      <text:p text:style-name="P7">2.2. Popularne aplikacje internetowe napisane w języku Python</text:p>
      <text:p text:style-name="P10"><text:a xlink:type="simple" xlink:href="https://hotframeworks.com/" text:style-name="Internet_20_link" text:visited-style-name="Visited_20_Internet_20_Link"><text:span text:style-name="T41">https://hotframeworks.com/</text:span></text:a></text:p>
      <text:p text:style-name="P10"><text:a xlink:type="simple" xlink:href="https://learn.onemonth.com/10-famous-websites-built-using-python/" text:style-name="Internet_20_link" text:visited-style-name="Visited_20_Internet_20_Link">https://learn.onemonth.com/10-famous-websites-built-using-python/</text:a> </text:p>
      <text:p text:style-name="P10"><text:a xlink:type="simple" xlink:href="https://instagram-engineering.com/web-service-efficiency-at-instagram-with-python-4976d078e366" text:style-name="Internet_20_link" text:visited-style-name="Visited_20_Internet_20_Link">https://instagram-engineering.com/web-service-efficiency-at-instagram-with-python-4976d078e366</text:a></text:p>
      <text:p text:style-name="P10"><text:a xlink:type="simple" xlink:href="http://madeyski.e-informatyka.pl/download/19.pdf" text:style-name="Internet_20_link" text:visited-style-name="Visited_20_Internet_20_Link">http://madeyski.e-informatyka.pl/download/19.pdf</text:a></text:p>
      <text:p text:style-name="P7"><text:tab/></text:p>
      <text:p text:style-name="P23"><text:span text:style-name="T4"><text:tab/></text:span><text:span text:style-name="T42">Z racji tego, iż aplikacje webowe cały czas ewoulują,</text:span><text:span text:style-name="T41"> </text:span><text:span text:style-name="T84">c</text:span><text:span text:style-name="T41">o roku pojawiają się nowe narzędzia/</text:span><text:span text:style-name="T44">frameworki</text:span><text:span text:style-name="T41"> </text:span><text:span text:style-name="T42">różnych języków programowania umożliwiające tworzenie kompleksowych i zaawansowanych aplikacji internetowych </text:span><text:span text:style-name="T45">spełniających wysokie oczekiwania użytkowników</text:span><text:span text:style-name="T42">. </text:span></text:p>
      <text:p text:style-name="P23"><text:span text:style-name="T42"><text:tab/></text:span><text:span text:style-name="T43">Jednym z języków posiadających </text:span><text:span text:style-name="T44">bogate bilioteki jest język Python - </text:span><text:span text:style-name="T99">j</text:span><text:span text:style-name="T105">ęzyk programowania wysokiego poziomu ogólnego przeznaczenia, którego ideą przewodnią jest czytelność i klarowność kodu źródłowego. Jego składnia cechuje się przejrzystością i zwięzłością. </text:span><text:span text:style-name="T106">W tym języku zostało napisane wiele znanych i docenianych przez twórców aplikacji internetowych frameworków. Najczęściej wykorzystywane z nich przez developerów to:</text:span></text:p>
      <text:list xml:id="list3873927988" text:style-name="L6">
        <text:list-item>
          <text:p text:style-name="P55">Django</text:p>
        </text:list-item>
        <text:list-item>
          <text:p text:style-name="P55">Flask</text:p>
        </text:list-item>
        <text:list-item>
          <text:p text:style-name="P55">Tornado</text:p>
        </text:list-item>
        <text:list-item>
          <text:p text:style-name="P55">Bottle</text:p>
        </text:list-item>
        <text:list-item>
          <text:p text:style-name="P55">Pyramid</text:p>
        </text:list-item>
      </text:list>
      <text:p text:style-name="P25"/>
      <text:p text:style-name="P24"><text:span text:style-name="T107">Budowanie aplikacji webowych przy użyciu języka Python niesie za sobą wiele zalet </text:span><text:span text:style-name="T108">takich jak</text:span><text:span text:style-name="T107">: </text:span><text:a xlink:type="simple" xlink:href="https://djangostars.com/blog/python-web-development/" text:style-name="Internet_20_link" text:visited-style-name="Visited_20_Internet_20_Link">https://djangostars.com/blog/python-web-development/</text:a></text:p>
      <text:list xml:id="list2342327173" text:style-name="L7">
        <text:list-item>
          <text:p text:style-name="P56"><text:span text:style-name="T1">Niski poziom wejścia</text:span> – osoby posiadające już doświadczenie programistyczne jak i zarówno osoby zaczynające pracę przy tworzeniu aplikacji nie będą miały problemów z nauką dzięki czytelnej i prostej składni języka.</text:p>
        </text:list-item>
        <text:list-item>
          <text:p text:style-name="P57"><text:span text:style-name="T1">Wizualizacja danych </text:span>– w prosty i szybki sposób można dokonać wizualizacji danych <text:span text:style-name="T109">poprzez wygenerowanie rysunków i wykresów za pomocą takich bibliotek jak</text:span><text:span text:style-name="T5"> Matp</text:span><text:span text:style-name="T6">l</text:span><text:span text:style-name="T5">otlib</text:span><text:span text:style-name="T46">.<text:line-break/></text:span><text:span text:style-name="T47">Wizulizacja może pomóc przy rozwiązywaniu problemów natury programistycznej lub prezentowania użytkownikowi danych.</text:span></text:p>
        </text:list-item>
        <text:list-item>
          <text:p text:style-name="P59"><text:span text:style-name="T110">B</text:span>ogate zasoby biliotek –<text:span text:style-name="T14"> biblioteki języka Python zawierają w sobie ogromną ilość gotowych, napisanych już funkcjonalności, dzięki czemu programista, korzystając z nich zaoszczędzi czas przy tworzeniu aplikacji.</text:span></text:p>
        </text:list-item>
        <text:list-item>
          <text:p text:style-name="P60">Biblioteki webowe –<text:span text:style-name="T14"> biblioteki wymienione w poprzednim podrozdziale umożliwiają proste tworzenie aplikacji, ich skalowanie oraz utrzymywanie.</text:span></text:p>
        </text:list-item>
        <text:list-item>
          <text:p text:style-name="P61">Automatyzacja testów <text:span text:style-name="T14">–</text:span> <text:span text:style-name="T48">język Python jest jednym z najczęściej wybieranych języków przez testerów oprogramowania z racji </text:span><text:span text:style-name="T49">na możliwości automatyzacji testów.</text:span></text:p>
        </text:list-item>
        <text:list-item>
          <text:p text:style-name="P62"><text:span text:style-name="T111">U</text:span>czenie maszynowe oraz SI(sztuczna inteligencja) – <text:span text:style-name="T50">to terminy których popluraność w ostatnich czasach rośnie, wiele firm próbuje wykorzystać jak najwięcej możliwości dostarczan</text:span><text:span text:style-name="T85">ych</text:span><text:span text:style-name="T50"> przez uczenie maszynowe w swoich aplikacjach. </text:span><text:span text:style-name="T51">Najbardziej zaawansowane w tej dziedzinie biblioteki powstały właśnie w języku Python, co znaczenie ułatwnia ich wdrożenie w aplikacje napisane w tym języku.</text:span></text:p>
        </text:list-item>
      </text:list>
      <text:p text:style-name="P27"><text:tab/></text:p>
      <text:p text:style-name="P27"/>
      <text:p text:style-name="P27"/>
      <text:p text:style-name="P27"/>
      <text:p text:style-name="P27"/>
      <text:p text:style-name="P27"/>
      <text:p text:style-name="P27"/>
      <text:p text:style-name="P27"/>
      <text:p text:style-name="P27"/>
      <text:p text:style-name="P26"><text:soft-page-break/>Wiele dzisiejszych najpopularniejszych aplikacji oraz stron internetowych korzysta z pewnych funkcjonalności dostarczanych przez Pythona, lub jest całkowicie napisana. Przykładem takich aplikacji <text:span text:style-name="T113">są</text:span>:</text:p>
      <text:list xml:id="list3398852818" text:style-name="L8">
        <text:list-item>
          <text:p text:style-name="P58"><text:span text:style-name="T1">Instagram</text:span> – <text:span text:style-name="T112">największy na świecie serwis do dzielenia się zdjęciami, który na swoich serwerach korzysta z frameworku Django. Jest to największe na świecie wdrożenie tego frameworka sieciowego na świecie. Inżynierowie Instagrama musieli stawić czoła wzrastającym w bardzo szybkim tempie liczbie użytkowników która w ostatnich latach wzrosła dwukrotnie i obecnie wynosi ponad 500 milionów klientów. W tej sytuacji priorytetem stało się postawienie nacisku na wydajność serwisu tak, aby usługa była dalej skalowalna i gotowa na kolejny przyrost użytkowników. Programiści zdecydowali się, aby użyć na swoich serwerach Django, który pozwolił im na obsłużenie tej samej ilości użytkowników korzystając z tych samych zasobów sprzętowych.</text:span></text:p>
        </text:list-item>
        <text:list-item>
          <text:p text:style-name="P63">Google –<text:span text:style-name="T14"> </text:span><text:span text:style-name="T52">jedna z najbardziej rozpoznawanych firm i zarazem stron</text:span><text:span text:style-name="T85">ą</text:span><text:span text:style-name="T52"> internetow</text:span><text:span text:style-name="T85">ą</text:span><text:span text:style-name="T52"> na świecie. </text:span><text:span text:style-name="T53">Google jest najczęściej używan</text:span><text:span text:style-name="T85">ym</text:span><text:span text:style-name="T53"> silnikiem wyszukiwania z udziałem rynkowym przekraczającym 75%. </text:span><text:span text:style-name="T54">Inżynierowie Googla korzystają z języka Python do budowy wielu komponentów systemu Google</text:span><text:span text:style-name="T55">(Google Aps Engine czy Youtube)</text:span><text:span text:style-name="T54">, lub do specjalistycznyc</text:span><text:span text:style-name="T55">h narzędzi administracyjnych, analizy danych czy testowania tworzonego oprogramowania.</text:span></text:p>
        </text:list-item>
        <text:list-item>
          <text:p text:style-name="P64"><text:span text:style-name="T115">Spotify</text:span> – <text:span text:style-name="T56">platforma umożliwiająca odsłuchiwanie konkretnych utworów lub albumów online bez opóźni</text:span><text:span text:style-name="T86">enia</text:span><text:span text:style-name="T56"> związanego z buforowaniem. </text:span><text:span text:style-name="T57">Aplikacja wystartowała w roku 2008, </text:span><text:span text:style-name="T87">od</text:span><text:span text:style-name="T57"> tego czasu liczba użytkowników przekroczyła 75 milionów</text:span><text:span text:style-name="T58">. Strona internetowa Spotify zbudowana jest na podstawie frameworka WordPress, natomiast reszta napisana jest w języku Python. Twórcy tej aplikacji przedstawili, iż Spotify składa się z wielu niezależnych serwisów, połączonych protokołami komunikacyjnymi, a 80% tych serwisów stworzona jest w języku Python.</text:span><text:span text:style-name="T59"> </text:span><text:span text:style-name="T60">Zespół developerów Spotify intensywnie korzysta </text:span><text:span text:style-name="T87">tego ję</text:span><text:span text:style-name="T60">z</text:span><text:span text:style-name="T87">yka do</text:span><text:span text:style-name="T60"> </text:span><text:span text:style-name="T61">analiz, zarównno w podejmowaniu decyzji jak i w samej aplikacji. Aby uprościć interakcje z serwisami przetwarzającymi zbiory danych wykorzytują oni bibliotekę Luigi. Biblioteka ta wykorzystywana jest z szeregiem algorytmów uczenia maszynowego w celu tworzenia radia oraz rekomendacji utwórów, artystów czy albumów dla użytkowników Spotify.</text:span></text:p>
        </text:list-item>
        <text:list-item>
          <text:p text:style-name="P39">Netflix – <text:span text:style-name="T62">wiodąca na świecie sieć telewizji internetowej </text:span><text:span text:style-name="T63">z ponad 33 milionami użytkowników w 40 krajach którzy korzystają z ponad miliarda godzin programów teleiwizyjnych i filmów miesięcznie. </text:span><text:span text:style-name="T64">Netflix w swoim blogu opowiada, iż coraz większa ilość programisów w fimie skłania się do używania właśnie języka Python. </text:span><text:span text:style-name="T65">W dużej mierze język ten wykorzystywany jest w serwisach Netflix do przechowywania informacji za pomącą </text:span><text:span text:style-name="T116">Python-memcached </text:span><text:span text:style-name="T65">oraz</text:span><text:span text:style-name="T116"> Pycassa</text:span><text:span text:style-name="T65">, </text:span><text:span text:style-name="T66">zarządzania procesami </text:span><text:span text:style-name="T68">dzięki</text:span><text:span text:style-name="T66"> </text:span><text:span text:style-name="T117">Envoy</text:span><text:span text:style-name="T67"> </text:span><text:span text:style-name="T68">odpytywania serwis</text:span><text:span text:style-name="T88">ó</text:span><text:span text:style-name="T68">w RESTowych dużych aplikacji </text:span><text:span text:style-name="T69">przez funkcjonalności</text:span><text:span text:style-name="T68"> biblioteki </text:span><text:span text:style-name="T118">requests</text:span><text:span text:style-name="T68">, dostarczanie serwisów webowych z wykorzystaniem </text:span><text:span text:style-name="T119">CherryPy</text:span><text:span text:style-name="T69"> oraz </text:span><text:span text:style-name="T119">Bottle</text:span><text:span text:style-name="T69"> i przetwarzaniem danych z </text:span><text:span text:style-name="T119">scipy.</text:span></text:p>
        </text:list-item>
      </text:list>
      <text:p text:style-name="P13"/>
      <text:p text:style-name="P20"/>
      <text:p text:style-name="P7"/>
      <text:p text:style-name="P7">2.3. Aplikacje internetowe wykorzystywane przy przeprowadzkach</text:p>
      <text:p text:style-name="P7"/>
      <text:p text:style-name="P7"><text:tab/><text:span text:style-name="T70">Istnieje wiele serwisów internetowych oraz aplikacji mobilnych </text:span><text:span text:style-name="T71">umożliwiających znalezienie mieszkania, domu lub pokoju przy przeprowadzce czy zamówienia usługi transportowo przeprowadzkowej. Aplikacje te mogą służą biurom nieruchomościowym czy osobom prywatnym na umieszczenie ogłoszenia w sieci, co ułatwia dotarcie do potencjalnego najemcy nieruchomości. Zarówno firmy transportowo przeprowadzkowe mogą reklamować w sieci swoje usługi. Przykładem takich serwisów są:</text:span></text:p>
      <text:p text:style-name="P7"><text:a xlink:type="simple" xlink:href="https://www.nieruchomosci-online.pl/" text:style-name="Internet_20_link" text:visited-style-name="Visited_20_Internet_20_Link">https://www.nieruchomosci-online.pl/</text:a></text:p>
      <text:p text:style-name="P7"><text:a xlink:type="simple" xlink:href="https://www.otodom.pl/" text:style-name="Internet_20_link" text:visited-style-name="Visited_20_Internet_20_Link">https://www.otodom.pl/</text:a><text:a xlink:type="simple" xlink:href="https://www.otodom.pl/#" text:style-name="Internet_20_link" text:visited-style-name="Visited_20_Internet_20_Link">#</text:a></text:p>
      <text:p text:style-name="P7"><text:a xlink:type="simple" xlink:href="https://www.olx.pl/" text:style-name="Internet_20_link" text:visited-style-name="Visited_20_Internet_20_Link">https://www.olx.pl/</text:a></text:p>
      <text:p text:style-name="P7"><text:a xlink:type="simple" xlink:href="http://www.aleprzeprowadzki.pl/" text:style-name="Internet_20_link" text:visited-style-name="Visited_20_Internet_20_Link">http://www.aleprzeprowadzki.pl/</text:a></text:p>
      <text:p text:style-name="P17"><text:soft-page-break/><text:a xlink:type="simple" xlink:href="http://cennik-przeprowadzek.pl/" text:style-name="Internet_20_link" text:visited-style-name="Visited_20_Internet_20_Link">http://cennik-przeprowadzek.pl/</text:a></text:p>
      <text:p text:style-name="P17"><text:a xlink:type="simple" xlink:href="https://fixly.pl/" text:style-name="Internet_20_link" text:visited-style-name="Visited_20_Internet_20_Link">https://fixly.pl</text:a></text:p>
      <text:list xml:id="list3695721722" text:style-name="L9">
        <text:list-item>
          <text:p text:style-name="P40"><text:span text:style-name="T120">olx.pl – </text:span><text:span text:style-name="T72">serwis ogłoszeniowy o globalnym zasięgu. Działa on w ponad 40 krajach i jest obecnie największą firmą oferującą dostęp do platform ogłoszeniowych na rynku. Serwis działa w Polsce od 2014 roku </text:span><text:span text:style-name="T74">jest on darmowy, </text:span><text:span text:style-name="T88">p</text:span><text:span text:style-name="T74">obierane są jedynie opłaty za ogłoszenia w niektórych kategoriach</text:span><text:span text:style-name="T72">.</text:span><text:span text:style-name="T75"> Tworzenie ogłoszenia odbywa się za pomocą prostego formularza w którym umieszcza się opis sprzedawanego obiektu, jego cenę oraz zdjęcia.</text:span><text:span text:style-name="T72"> Użytkownicy mają dostęp do dyspozycji 15 głównych kategori, </text:span><text:span text:style-name="T73">jedną z nich jest "Nieruchomości". </text:span><text:span text:style-name="T76">Użytkownicy aplikacji mają możliwość wyszukiwania ogłoszeń lub ich tworzenia w podkategoriach takich jak Mieszkania, Domy, Pokoje, Biura i Lokale jak i wiele innych związanych z nieruchomościami. </text:span><text:span text:style-name="T77">Wysz</text:span><text:span text:style-name="T88">u</text:span><text:span text:style-name="T77">kiwarka ogłoszeń posiada wiele pó</text:span><text:span text:style-name="T88">l</text:span><text:span text:style-name="T77"> które ułatwiają znalezienie nieruchomości według preferencji użytkownika. </text:span></text:p>
          <text:p text:style-name="P40"><text:span text:style-name="T121">SCREEN WYSZUKIWANIA.</text:span><text:span text:style-name="T77"><text:line-break/></text:span><text:span text:style-name="T76">Każda podkategoria posiada odpowiednie dla siebie pola ogłoszenia, (np. Ogłoszenia mieszkań można wyszukiwać po rodzaju zabudowy, natomiast Lokale i biura po ich przeznaczeniu). </text:span></text:p>
        </text:list-item>
        <text:list-item>
          <text:p text:style-name="P41">otodom.pl – <text:span text:style-name="T78">serwis ogłoszeniowy dotyczący jedynie nieruchomości, działający w Polsce od 2006 roku. Umożliwia użytkownikom przeglądanie i umieszczanie ogłoszeń sprzedaż</text:span><text:span text:style-name="T88">y</text:span><text:span text:style-name="T78">, wynajmu nieruchomośc</text:span><text:span text:style-name="T88">i</text:span><text:span text:style-name="T78">: miesz</text:span><text:span text:style-name="T88">k</text:span><text:span text:style-name="T78">ań, domów, pokoi, działek etc. </text:span><text:span text:style-name="T79">Dodawanie ogłoszeń do serwisu jest płatne, wysokość opłat jest uzależniona od tego czy klient wystawiający jest osobą prywatną, pośrednikiem nieruchomości czy developerem</text:span><text:span text:style-name="T80"> i od tego czy użytkownik chce dodatkowo promować ogłoszenie w serwisie. </text:span><text:span text:style-name="T81">Funkcjonalność wyszukiwania jest podobna do serwisu olx.pl jednakże otodom.pl posiada mniej filtrów do wyszukiwania.</text:span></text:p>
        </text:list-item>
        <text:list-item>
          <text:p text:style-name="P41">fixly.pl – <text:span text:style-name="T82">serwis ogłoszeniowy umożliwia odnalezienie lub zaoferowanie usług związanych z remontem, montażem, naprawą, budową, projektowaniem, transportem, przeprowadzką, usługami hydraulicznymi, elektrycznymi lub florystycznymi. Użytkownik chcący skorzystać z usług wybiera kategorie usług oraz swoją lokalizację, następnie odpowiada on na kilka pytań związanych z zamawianą usługą. Zapytanie stworzone przez użytykownika wysyłane jest do wszystkich firm </text:span><text:span text:style-name="T83">i</text:span><text:span text:style-name="T82"> osób prywatnych </text:span><text:span text:style-name="T83">świadczących dane usługi. Wykonawcy usług po zaakceptowaniu zapytania kontaktują się z klientem. Serwis ten jest bardzo często wykorzystywany przez osoby przeprowadzające się, wiele lokalnych firm przeprowadzkowo transportowych oferuje swoje usługi.</text:span></text:p>
        </text:list-item>
      </text:list>
      <text:p text:style-name="P17"/>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3. CHARAKTERYSTYKA PROCESU PRZEPROWADZKI</text:p>
      <text:p text:style-name="P11"/>
      <text:p text:style-name="P12"><text:span text:style-name="T114">3</text:span>.1. <text:span text:style-name="T122">Przeprowadzki</text:span></text:p>
      <text:p text:style-name="P65"><text:span text:style-name="T89"><text:tab/>Przeprowadzka – zmiana miejsca zamieszkania na </text:span><text:span text:style-name="T90">stałe lub na bliżej nieokreślony czas uwarunkowana celami edukacyjnymi, zawodowymi lub zdrowotnymi.</text:span></text:p>
      <text:p text:style-name="P65"><text:span text:style-name="T90"/></text:p>
      <text:p text:style-name="P45"><text:span text:style-name="T123">P</text:span>ROCES PRZEPROWADZKI</text:p>
      <text:p text:style-name="P65"><text:span text:style-name="T90"/></text:p>
      <text:p text:style-name="P65"><text:span text:style-name="T8">3.</text:span><text:span text:style-name="T9">2</text:span><text:span text:style-name="T8">.</text:span><text:span text:style-name="T91"> </text:span><text:span text:style-name="T8">Nieruchomości</text:span></text:p>
      <text:p text:style-name="Standard"><text:tab/>Nieruchomościami są części powierzchni ziemskiej stanowiące odrębny przedmiot własności (grunty), jak również budynki trwale z gruntem związane lub części takich budynków, jeżeli na mocy przepisów szczególnych stanowią odrębny od gruntu przedmiot własności.</text:p>
      <text:p text:style-name="Standard"/>
      <text:p text:style-name="P66"><text:span text:style-name="T10">3.2.1. </text:span><text:span text:style-name="T7">Rodzaje nieruchomości</text:span></text:p>
      <text:p text:style-name="P67"><text:span text:style-name="T127">W świetle prawa nieruchomości dzieli się na trzy typy:</text:span></text:p>
      <text:list xml:id="list2889408651" text:style-name="L11">
        <text:list-item>
          <text:p text:style-name="P47">Gruntowa - <text:span text:style-name="T92">część powierzchni ziemskiej stanowiące odrębny przedmiot własności</text:span></text:p>
        </text:list-item>
        <text:list-item>
          <text:p text:style-name="P49">Budynkowa – <text:span text:style-name="T93">budynki trwałe z gruntem związane jeśli na mocy przepisów szczególnych stanowią odrębny od gruntu przedmiot własności</text:span></text:p>
        </text:list-item>
        <text:list-item>
          <text:p text:style-name="P51">Lokalowa – <text:span text:style-name="T94">części budynków, jeśli na mocy przepisów szczególnych stanowią odrębny </text:span><text:span text:style-name="T95">od gruntu </text:span><text:span text:style-name="T96">przedmiot własności</text:span></text:p>
        </text:list-item>
      </text:list>
      <text:p text:style-name="P52"><text:span text:style-name="T96"/></text:p>
      <text:p text:style-name="P66"><text:span text:style-name="T10">3.2.2. Najem nieruchomości</text:span></text:p>
      <text:p text:style-name="Text_20_body"><text:span text:style-name="T126">Umowa sprzedaży nieruchomości (w przeciwieństwie do ruchomości albo zwierząt) wymaga zach</text:span><text:span text:style-name="T105">owania formy aktu notarialnego pod rygorem nieważności. Zgodnie z ustawą o nabywaniu nieruchomości przez cudzoziemców zakup nieruchomości w Polsce przez cudzoziemców może nastąpić wyłącznie za zezwoleniem ministra właściwego do spraw wewnętrznych. Nie dotyczy to jednak m.in. zakupu mieszkań.</text:span></text:p>
      <text:p text:style-name="Text_20_body"><text:span text:style-name="T126">Przy zakupie nieruchomości obowiązują dwa rodzaje umów cywilnoprawnych: przedwstępna oraz sprzedaży-zakupu. Druga z nich musi zostać poświadczona aktem notarialnym, co zostało wspomniane wyżej. Od zakupu mieszkania obowiązuje zapłata podatku do Skarbu Państwa. Podatek ten wynosi 23% i jest pobierany od taksy notarialnej. Ponadto należy zapłacić również podatek od czynności cywilnoprawnych - 2% wartości mieszkania, oraz opłatę sądową za wpis do księgi wieczystej. W Polsce najwięcej nieruchomości znajduje się na rynku wtórnym.</text:span></text:p>
      <text:list xml:id="list4228363309" text:style-name="L10">
        <text:list-item>
          <text:list>
            <text:list-item>
              <text:list>
                <text:list-item>
                  <text:p text:style-name="P42"><text:span text:style-name="T128">wynajem</text:span> - <text:span text:style-name="T102">umowa, w której wynajmujący zobowiązuje się oddać lokal do używania najemcy, na czas oznaczony lub nieoznaczony, w zamian za wynagrodzenie w postaci czynszu płaconego przez najemcę. Wynajmujący ma obowiązek wydania najemcy lokalu w stanie przydatnym do umówionego użytku i utrzymywanie go w odpowiednim stanie przez cały czas trwania umowy na swój koszt. Najemca ma obowiązek płacenia czynszu, który może być ustalony w pieniądzach lub innych świadczeniach, a także używania rzeczy w sposób przewidziany w umowie i sprawowania nad nią pieczy. Stosunek najmu wygasa automatycznie z upływem okresu na jaki umowa została zawarta. Jeśli czas nie został oznaczony, umowa wygasa na skutek wypowiedzenia jednej ze stron.</text:span></text:p>
                </text:list-item>
                <text:list-item>
                  <text:p text:style-name="P42">Sprzeda<text:span text:style-name="T125">ż </text:span></text:p>
                </text:list-item>
              </text:list>
            </text:list-item>
          </text:list>
        </text:list-item>
      </text:list>
      <text:p text:style-name="P12"/>
      <text:p text:style-name="P44"><text:span text:style-name="T125">3.3. </text:span>Firmy przeprowadzkowe</text:p>
      <text:p text:style-name="P12"><text:span text:style-name="T114">3</text:span>.<text:span text:style-name="T125">4</text:span>. Przeprowadzki w polsce</text:p>
      <text:p text:style-name="P12"><text:span text:style-name="T114">3</text:span>.<text:span text:style-name="T125">5.</text:span> Przeprowadzki na świecie</text:p>
      <text:p text:style-name="P12"/>
      <text:p text:style-name="P12"><text:s/></text:p>
      <text:p text:style-name="P21">TEKSTY POCHYLONE POCHODZĄ Z WIKIPEDI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ato" svg:font-family="Lato, sans-serif"/>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57M17S</meta:editing-duration>
    <meta:editing-cycles>191</meta:editing-cycles>
    <meta:generator>LibreOffice/6.2.8.2$Linux_X86_64 LibreOffice_project/20$Build-2</meta:generator>
    <dc:date>2019-12-01T16:58:39.151293819</dc:date>
    <meta:document-statistic meta:table-count="0" meta:image-count="0" meta:object-count="0" meta:page-count="8" meta:paragraph-count="129" meta:word-count="2350" meta:character-count="18866" meta:non-whitespace-character-count="16643"/>
    <meta:user-defined meta:name="Info 1"/>
    <meta:user-defined meta:name="Info 2"/>
    <meta:user-defined meta:name="Info 3"/>
    <meta:user-defined meta:name="Info 4"/>
  </office:meta>
</office:document-meta>
</file>